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God, Our Help in Ages Past</text:p>
      <text:p text:style-name="P1"/>
      <text:p text:style-name="P3">O God, our help in ages past,</text:p>
      <text:p text:style-name="P3">Our hope for years to come,</text:p>
      <text:p text:style-name="P3">Our shelter from the stormy blast,</text:p>
      <text:p text:style-name="P3">And our eternal home!</text:p>
      <text:p text:style-name="P3"/>
      <text:p text:style-name="P3">Under the shadow of Thy throne</text:p>
      <text:p text:style-name="P3">Still may we dwell secure;</text:p>
      <text:p text:style-name="P3">Sufficient is Thine arm alone,</text:p>
      <text:p text:style-name="P3">And our defense is sure.</text:p>
      <text:p text:style-name="P3"/>
      <text:p text:style-name="P3">Before the hills in order stood,</text:p>
      <text:p text:style-name="P3">Or earth received her frame,</text:p>
      <text:p text:style-name="P3">From everlasting Thou art God,</text:p>
      <text:p text:style-name="P3">To endless years the same.</text:p>
      <text:p text:style-name="P3"/>
      <text:p text:style-name="P3">A thousand ages in Thy sight</text:p>
      <text:p text:style-name="P3">Are like an evening gone,</text:p>
      <text:p text:style-name="P3">Short as the watch that ends the night,</text:p>
      <text:p text:style-name="P3">Before the rising sun.</text:p>
      <text:p text:style-name="P3"/>
      <text:p text:style-name="P3">O God, our help in ages past,</text:p>
      <text:p text:style-name="P3">Our hope for years to come,</text:p>
      <text:p text:style-name="P3">Be Thou our guide while life shall last,</text:p>
      <text:p text:style-name="P3">And our eternal home!</text:p>
      <text:p text:style-name="P3"><text:span text:style-name="T1"/></text:p>
      <text:p text:style-name="P3"/>
      <text:p text:style-name="P3">Composer: William Croft</text:p>
      <text:p text:style-name="P3">Lyricist: Psalm 90/Isaac Wat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09:52:57</meta:creation-date>
    <meta:editing-duration>PT7M12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3" meta:word-count="127" meta:character-count="649"/>
    <dc:date>2018-12-22T10:00:09</dc:date>
    <dc:creator>Hank Warren</dc:creator>
    <meta:template xlink:type="simple" xlink:actuate="onRequest" xlink:title="TubaHymn" xlink:href="../../../../../../Library/Application%20Support/OpenOffice/4/user/template/TubaHymn.ott" meta:date="2018-12-22T09:52:57"/>
  </office:meta>
</office:document-meta>
</file>